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P1" style:family="paragraph" style:parent-style-name="Standard">
      <style:paragraph-properties fo:line-height="150%" fo:text-align="justify" style:justify-single-word="false"/>
      <style:text-properties style:font-name="Verdana" fo:font-size="8pt" style:font-size-asian="8pt" style:font-size-complex="8pt"/>
    </style:style>
    <style:style style:name="P2" style:family="paragraph" style:parent-style-name="Standard">
      <style:paragraph-properties fo:line-height="150%" fo:text-align="justify" style:justify-single-word="false">
        <style:tab-stops>
          <style:tab-stop style:position="0.9791in"/>
        </style:tab-stops>
      </style:paragraph-properties>
      <style:text-properties style:font-name="Verdana" fo:font-size="8pt" style:font-size-asian="8pt" style:font-size-complex="8pt"/>
    </style:style>
    <style:style style:name="P3" style:family="paragraph" style:parent-style-name="Standard">
      <style:paragraph-properties fo:line-height="150%" fo:text-align="justify" style:justify-single-word="fals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4" style:family="paragraph" style:parent-style-name="Standard">
      <style:paragraph-properties fo:line-height="150%" fo:text-align="justify" style:justify-single-word="false">
        <style:tab-stops>
          <style:tab-stop style:position="1in"/>
          <style:tab-stop style:position="2in"/>
        </style:tab-stops>
      </style:paragraph-properties>
      <style:text-properties style:font-name="Verdana" fo:font-size="8pt" style:font-size-asian="8pt" style:font-size-complex="8pt"/>
    </style:style>
    <style:style style:name="P5" style:family="paragraph" style:parent-style-name="Standard">
      <style:paragraph-properties fo:line-height="150%" fo:text-align="justify" style:justify-single-word="false">
        <style:tab-stops>
          <style:tab-stop style:position="1in"/>
          <style:tab-stop style:position="2in"/>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T1" style:family="text">
      <style:text-properties style:use-window-font-color="true" fo:language="en" fo:country="US" style:font-name-asian="Times New Roman" style:font-name-complex="Times New Roman" style:language-complex="ar" style:country-complex="S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OCK ONE</text:p>
      <text:p text:style-name="P1"/>
      <text:p text:style-name="P2">Overview: Haunted by the tragic death of her surrogate mother, Arden Eve Sinclair had probed the secrecy surrounding her origins and discovered that she was the daughter of two natives of a world quarantined by the AEGIS. She was able to arrange an encounter with her mother, but a cautious probing of her mother's mind during the confrontation revealed that her mother had long believed that she had aborted the pregnancy resulting from her forbidden affair with another psychic from her homeworld. The woman immediately identified Arden's surrogate mother realizing that the friend who had assisted her must have carried Arden to term herself. Eve's assassination was clearly an attempt by someone to track down and abduct Arden. Arden was living proof of her parent's crime. In spite of the risk to her, Andanael informed Arden that it was crucial for her to pay her home world a visit, because the girl was on the verge of going into heat. If that happened in the AEGIS, Arden would stand out like a supernova among her human cousins. Andanael promised to make the arrangements to slip Arden through the Oasis quarantine. </text:p>
      <text:p text:style-name="P2"/>
      <text:p text:style-name="P2">Flashback: Mother &amp; Father</text:p>
      <text:p text:style-name="P2"/>
      <text:p text:style-name="P3">"I think i’m in love." the strong arms enfolding her tightened. It was uncanny they way they fit together, she thought. She stroked her fingers along his forearm, stunned as she realized that her impulsive words had been the first spoken by either of them since they had met. It was almost frightening in a way. What she had just done was so unlike her that it summoned up serious questions regarding her sanity. So great was her preoccupation with the strength and mindlessness of her passion, she missed the signifigance of his response.</text:p>
      <text:p text:style-name="P3"/>
      <text:p text:style-name="P3">"To think, if I had chosen to be female, I would have missed this. I would have missed you."</text:p>
      <text:p text:style-name="P3"/>
      <text:p text:style-name="P3">She heard the words, but she was not really listening. The matter would have slipped past her if the words had not found a sore spot in her unconscious thoughts. As they kissed and caressed, the words gnawed at her. They stirred in the undercurrents of her passion as he made love to her again, salting her pleasure with the memory of resentment. Even as she rejoiced in her womanhood, it secretly tormented her. How could she ever forget that she had been found unworthy of the ideal sex from the moment of conception. There was no shame in being born half sexed, like a human. Except she had been ashamed. </text:p>
      <text:p text:style-name="P3"/>
      <text:p text:style-name="P3">Circumstances had taught her to feel so.</text:p>
      <text:p text:style-name="P3"/>
      <text:p text:style-name="P3">Ideally, her sex did not diminish her promise. Her potential was as great as anyone’s. No one ever denied that. Realistically, however, it placed her at a disadvantage. In spite of the fact that all individuals had the same opportunities in avon society, a female had almost no chance to attain the ranks of ideals and uniques. It was just one of those things, being part of a culture where contraception was taboo, and abortion a capital crime. It was not a conspiracy, but it was common knowledge that the over half of young women initiated during av’yn ended up married to her sexual mentor. Again, more than half of those who continued their education, and became mentors in their own right during the next av’yn, ended up as courtesans and concubines to some house or a court. </text:p>
      <text:p text:style-name="P3"/>
      <text:p text:style-name="P3">Anathnae had been afraid of her sex. Ashamed by the desire to be in a man’s arms, loving him, wanting a part of him to take root within her and grow. How could something that felt so right, that sang of such wonderous, perfect fulfillment also haunt her with the dread that price of her love and the lives of her children would be her own life? </text:p>
      <text:p text:style-name="P3"/>
      <text:p text:style-name="P3">It was this fear that had driven anathnae to pursue her naval career. She wanted, no, she needed to pit herself against the challenges of life, and discover herself through acheivement. She ached to be in a place where she explore her potential. Among people she need not fear to explore her sexuality with. After all, it took a great act of will for an avon and a human to conceive a child. Almost as great as it took for an av’avon to conceive of herself. As soon as she had conceived and given birth to herself, she had left, leaving her daughter-self to fulfill the obligations of her heritage and sex. </text:p>
      <text:p text:style-name="P3"/>
      <text:p text:style-name="P3">Anathnae smiled, as waves of pleasure broke across even these deep rooted thoughts. Given her fears and apprehensions, it was truly astonishing to find herself in her present position. Impaled on a man about whom she knew nothing, save that she was utterly and hopelessly in love. Certainly "In love" if she had heard his words correctly. If he, too, had been born female, their meeting would have been a tragedy.</text:p>
      <text:p text:style-name="P3"/>
      <text:p text:style-name="P3">But, she suddenly realized, that was not precisely what he said.</text:p>
      <text:p text:style-name="P3"/>
      <text:p text:style-name="P3">Her thoughts suddenly whipped along several diverse tracks, the largest part of her consciousness grasping at once the depth of her folly, while scattered bits of her attention revisited the particulars. Among avon, there were those who had the ability to conceive of themselves, like her. But not all avon shared this gift. For some, the physical and spiritual changes of maturity produced a different effect. For them the male and female principles mated in a way that was irreconcilable. These were the ones who could not conceive of themselves. The ones for whom sexual potential was fused back to back. Their only hope of realizing a sexual identity was to... </text:p>
      <text:p text:style-name="P3"/>
      <text:p text:style-name="P3">Her eyes flew open, pleasure dissolving into cold panic. "Wait. Did I hear you right? Did you just say if you had choosen to be female...?"</text:p>
      <text:p text:style-name="P3"/>
      <text:p text:style-name="P3">She was rolling over to face him, and he smoothly shifted himself on top of her. Her stunned speech was smothered under his kiss. When he released her mouth, he apologised, "Forgive me, I wasn’t thinking. It is not a human reality. I forget how sensative you are to the differences in our sexuality. It must be hard to imagine, having a choice about ytour own sex."</text:p>
      <text:p text:style-name="P3"/>
      <text:p text:style-name="P3">"You must be joking! You can’t possibly mean to tell me you are va’avon!? An aesalyn!?" she demanded.</text:p>
      <text:p text:style-name="P3"/>
      <text:p text:style-name="P3">"I’m surprised you would know the distinctions. I’m impressed."</text:p>
      <text:p text:style-name="P3"/>
      <text:p text:style-name="P3">She stared into his eyes, and realized that it was not a joke. Her reaction was pure reflex. A desperate fear drove her out of his arms and across the room. Her body trembled as part of her mind waited for the old ones to strike her down for violating the covenant. With each breath she cursed herself, and wondered how she could still live. The only possability was that she had been obscenely lucky. </text:p>
      <text:p text:style-name="P3"/>
      <text:p text:style-name="P3">He was obviously crushed, and confused. He rose from the bed and tried to approach. Again, the deep ingrained fear caused her to flinch. He sagged back at her reaction, and turned his face away. In a stricken voice he stammered, "I... I thought you knew... That... I was avon. That I was an alien. I can see now you thought I was human." he turned back toward her. "What lies have you been told about aesalyn? Do you think I forced you to feel passion? Do you think I used you? Do you think I made you feel love?!"</text:p>
      <text:p text:style-name="P3"/>
      <text:p text:style-name="P3">Her head was shaking in denial. In a small voice she cried, "No. It’s not you. You don’t understand..." she began, and realized how true it was. He didn’t realize it yet. He had made the same assumption she had. He had assumed she was human. He didn’t know what they had done. Very carefully she backed away from that revelation. "I don’t know. Maybe it’s me... There are some things... I didn’t expect... Just... There’s something I don’t understand!"</text:p>
      <text:p text:style-name="P3"/>
      <text:p text:style-name="P3">"Then why? Why are you acting like this? Does it change anything, knowing what I am? Can you honestly say your feelings for me now are any different than what they were before I admitted what I am?"</text:p>
      <text:p text:style-name="P3"/>
      <text:p text:style-name="P3">"No. I’m sorry. I just... I just need time to think. I need time to figure this out. I don’t even know what to tell you. How to explain..." she started gathering her uniform together. As she slithered into her clothes, she started to cry. She knew she had to tell him, but could not bear to. This was the curse of the old ones. Her love for him would never die, nor his for her, but the covenant commanded them to deny all affection between them. To do otherwise would only lead to their destruction. As she finished putting herself back together, she finally approached him. </text:p>
      <text:p text:style-name="P3"/>
      <text:p text:style-name="P3">He still sat magnificently naked on the edge of the bed. The material of her uniform sheathed her from the top of her throat to the tips of her fingers and toes. The fire of his touch still seared her skin through the impenetrable cloth. She kissed him, with all her aching heart, and whispered, "I do love you. I will always love you. It scares me. I have to stop, I have to think. Please say you understand."</text:p>
      <text:p text:style-name="P3"/>
      <text:p text:style-name="P3">He looked into her eyes, seeing the depths of her turmoil. "I don’t care how long it takes. I will wait for you to come back to me." his arms slid around her as he stood. Crushing her tightly, he added in a fierce whisper, "Take the time, as much time as it takes, because I can only survive letting go of you once."</text:p>
      <text:p text:style-name="P3"/>
      <text:p text:style-name="P3">She was an outstanding cadet at the academy.</text:p>
      <text:p text:style-name="P3"/>
      <text:p text:style-name="P3">Anathnae was an ensign in the aean (the aegis of the establishments’ association navy) on active duty, when she confronted an unexpected pregnancy. Anathnae had made an honest mistake. Unless certain measures were taken, avon normally were not fertile with humans. Unfortunately, her new lover was not human. Her second pregnancy threatened to destroy her dreams of independence, but what she learned about the father forced her to accept the consequences. He was va aesalyn. Each of them had made the same assumption, that they had coupled with a human, so neither had thought of the covenant, nor of contraception. And if the covenant had been right, they would have destroyed each other. The life she had conceived should never have existed. Understanding what she had conceived, it became the most important thing in her life.</text:p>
      <text:p text:style-name="P3"/>
      <text:p text:style-name="P3">Anathnae was transferred from her post without comment, when she revealed her condition. Her lover, the father of her triplets, remained behind, and would advance in his career while she waited out the pregnancy in limbo. He was never enlightened to the cause of his love’s transfer, nor of the fruits of their labor. He could not be told. What they had done was a capital crime among their people, and ignorance was the only protection she could offer him. </text:p>
      <text:p text:style-name="P3"/>
      <text:p text:style-name="P3">Anathnae made a deal with the aea to prevent the children’s paternity from being discovered, offering the aea access to avon embryos for the first time in history. The procedure involved removing the embryos from her body, to be force-twinned. As a result of this procedure the three embryos each became registered citizens and genetic donor parents. Anathnae took advantage of embryo-stasis to stagger the births of the triplets, delaying the birth of each one in turn just enough for her body to recover. The aea acceded to her request to obscure the mechanics of these transactions, as part of their original agreement to get access to the embryos. As soon as she was able, she returned to her career while her children were raised in a navy crèche.</text:p>
      <text:p text:style-name="P3"/>
      <text:p text:style-name="P3">The triplets were born male, androgynous female and female. They were raised as single parent navy brats. They spent part of their time in a crиche school with visitations by their mother when she was on leave, and they shared vacations. When av was five years old, they went to their mother’s native home for her brother’s naming. During their stay, they were caught up in a massacre, and of the three only av survived. She suffered devastating multiple-traumas—witnessing the massacre, her mind was in full rapport with her siblings during their deaths. Her sister was hacked to pieces before her eyes, and her brother paralyzed protecting her from a fall down a catacomb airshaft as they fled the slaughter. They were trapped for days, and he died in her arms. Before she was rescued one of the slayers tracked her down and assaulted her. Power she did not know she possessed came to her defense, but memories of that moment of terror ended up repressed to depths reached only by her darkest nightmares. The dead bodies of her brother and her attacker were both entangled in hers when they found her. Av spent more than a year in autistic shock, followed by traumatic flashbacks and nightmares plaguing her recovery even after her return to her crèche environment after her naming two years after the tragedy. </text:p>
      <text:p text:style-name="P3"/>
      <text:p text:style-name="P3">Confrontation: Mother &amp; Daughter </text:p>
      <text:p text:style-name="P3"/>
      <text:p text:style-name="P3">Her eyes widened, dilating open even as a film of tears washed the world away. Shaking her head, she recoiled from the couple. Staggering back, she had to turn and walk away to keep her balance. The unbearable words were echoing through her mind like blows beating her back from sight of her mother and father. Her lungs heaved and sucked but she seemed unable to draw a sustaining breath. Her mind reeled as she shoved her way through the crowd. Her desperate motion tossed her out of the bar and across the upper concourse, until her body was checked by the guardrail. Her momentum almost sufficed to pitch her over the edge, but her hands locked on the metal and arrested her flight.</text:p>
      <text:p text:style-name="P3"><text:tab/>ahead of her the station core dropped away in layers, tiers and tiers of an artificial world. That was her life, a vast gaping chasm tearing through all the layers of her identity. She had been a fool, her quest for the reality had gutted her dreams of a family—of a mother and a father who loved her—and left this aching hole in her heart. She couldn’t understand it. They were still together, still in love. They had been horrified when she had revealed herself to them. She had tasted it in their thoughts, with the psionic gifts she had inherited from them. She was not supposed to exist. It had been there in their thoughts, like a murder’s guilt. </text:p>
      <text:p text:style-name="P3"><text:tab/>she had been aborted!</text:p>
      <text:p text:style-name="P3"><text:tab/>just like that, the foundations of her life had shifted. All the excuses she had made for the absence of her parents in her life had been invalidated by a brief interception of thought. All her life she had known that her embryonic body had been removed from her mother’s womb days after her conception. That was they way it had to be done in the navy. A natural pregnancy was too great a risk to both mother and developing child. Contraception was never fool proof, so thousands of children were hatched each year and raised in crèche-schools. Only, she really hadn’t been a brood-baby. Her parents had not been loving her from a distance, receiving updates on her growth and development. They had not been proud of their daughter’s accomplishments, because they had never been told that the baby they had aborted had somehow survived. </text:p>
      <text:p text:style-name="P3"><text:tab/>she flinched as a hand tentatively brushed her shoulder. She spun, her back to the rail, and stared at her mother. “don’t touch me,” she growled under her breath. She crossed her arms over her breasts, slid down a pace and turned her shoulder toward her mother. It was to disconcerting being able to see the resemblance in her mothers face, the near identical proportions of her body. Her mind remained open, hoping for some kind of remorse, something which could help her forgive her mother. What she felt was more like fear, around a core of awe.</text:p>
      <text:p text:style-name="P3"><text:tab/>“what is your name?” Her mother asked cautiously, withdrawing her hand.</text:p>
      <text:p text:style-name="P3"><text:tab/>“i don’t really have a name. They just call me avon. I was the only exotic in the creche. My friends call me av.”</text:p>
      <text:p text:style-name="P3"><text:tab/>she nodded, studying the girl’s profile. “av. In the old tongue, it means ‘phoenix’. Quite appropriate for such an accident of naming. You saw?”</text:p>
      <text:p text:style-name="P3"><text:tab/>av bowed her head. “i am an abortion. I was thrown away. I should have never come to you,” she turned her head away.</text:p>
      <text:p text:style-name="P3"><text:tab/>the woman placed her hands together on the railing, speaking out into the gulf. “you are not supposed to exist,” she said, but it was not an accusation. “that does not mean that we did not want you. It means that if any of our people knew that you had been conceived, your father and i would have been executed.”</text:p>
      <text:p text:style-name="P3"><text:tab/>“why?”</text:p>
      <text:p text:style-name="P3"><text:tab/>“because that is the way. It is a religious issue. It is one of the oldest codes set down to preserve our people from something in our spiritual evolution that once almost destroyed us.”</text:p>
      <text:p text:style-name="P3"><text:tab/>“what?”</text:p>
      <text:p text:style-name="P3"><text:tab/>“i wish i could explain it, but you were not raised with our beliefs. You would not understand. Do not try to understand. Stay human in your mind. Do not look for your heritage. For your own sake, do not pursue this question. I know it is painful. I do not deny, i did everything in my power to kill you before you were born. I did it to protect myself, and the man i love from our folly. I did it because there was no way i could have kept you. I do not know how you survived, or how you learned who we were, but if you value your life, make sure no one else can find these answers,” she warned. She leaned close, and captured av’s hand, adding, “i am sorry for the pain i have caused you. I am sorry for the way things are. I am not sorry to see you alive. The hardest thing i ever did... Thank you for showing me that i did not murder my only child.”</text:p>
      <text:p text:style-name="P3"><text:tab/>av took a deep breath and wiped her eyes. “what am i supposed to do?” She asked in a small voice. </text:p>
      <text:p text:style-name="P3"><text:tab/>her mother squeezed her hand. “forget what you know. Make your own life. I know you were hoping for more, but it just isn’t safe for either of us. I don’t know. I don’t know what is safe for us. Believe me, though, we are a danger to each other. We need to be strangers. Our lives depend on it.”</text:p>
      <text:p text:style-name="P3"><text:tab/>“what happens if someone else knows?”</text:p>
      <text:p text:style-name="P3"><text:tab/>“the question is, what happens if avon’n learn of you. You do not want to know. It simply must not happen.”</text:p>
      <text:p text:style-name="P3"><text:tab/>“i can’t change my genes! How am i supposed to prevent anyone from learning what i know? What good will forgetting that do me? If i am in danger—if you are in danger—i have to know what and why so i can protect myself! Tell me.”</text:p>
      <text:p text:style-name="P3"><text:tab/>“i don’t know. I have to think this through. For now, all we can do is keep anyone from taking notice of us. Whatever clues there are, they have remained hidden well enough until now. Only someone with some personal motivation or interest, like you had, is likely to have put it together. There have to be people who know how we are related, and how you survived and grew up, but they don’t know what it means. If no one suspects, then the danger is small. If, however, someone already suspects, then the danger is so great that there is virtually nothing we can do except wait for sword to fall. Keep your head down, stick to your routines. Don’t change anything you are doing now that will draw attention to this meeting. Do you understand?”</text:p>
      <text:p text:style-name="P3"><text:tab/>“i don’t know. This is just too confusing.”</text:p>
      <text:p text:style-name="P3"><text:tab/>“good, maybe that is best. Confuse the issue. Do whatever you have to do that lets you walk away from this conversation with no ties and no comitments. Strangers meeting as the result of a misunderstanding. That is perfect, we feel sympathy for this poor kid who thought she’d found her parents and was wrong. We can become friends, and even mentors in time. </text:p>
      <text:p text:style-name="P3"/>
      <text:p text:style-name="P3">Transition: Awakening On Station</text:p>
      <text:p text:style-name="P3"/>
      <text:p text:style-name="P3">Av opened her eyes. Faint light traced the narrow confines of the hotel coffin with each rythmic pulse of the message light. Unlike the nerve twisting snarl of the impending alarm, it arroused her to instant alertness. There were only two calls that would have found her here, and neither was to be ignored. Wrapping the sheet around her torso, she reached for the com-panel. A glance at the chronometer reminded her to cancel the alarm before accepting the call. It would not do to have that electric monster start screaming in the middle of the call. Three staccato taps later, she lay back under the glow of the monitor as the call was patched in. She had a moment to wonder who she was going to have to speak to in this ridiculous position before the image resolved itself into the face of the young officer who was her admissions advisor at the academy. </text:p>
      <text:p text:style-name="P3"/>
      <text:p text:style-name="P1"><text:span text:style-name="T1">“did i call at a bad time?” He asked. </text:span></text:p>
      <text:p text:style-name="P3"/>
      <text:p text:style-name="P1"><text:span text:style-name="T1">“no sir, not at all,” she smiled politely. She folded her hands over her midriff and pretended that there was nothing unusual about carrying on a conversation flat on her back, stark naked save for a distressingly thin sheet, with her hair in a snarl where it had escaped from her braid. “it’s just about time to crawl out of this coffin anyway.”</text:span></text:p>
      <text:p text:style-name="P3"/>
      <text:p text:style-name="P3">He chuckled. Av guessed that he must be familiar with the joys of having “all the comforts of home” stuffed into a measly two cubic meters. </text:p>
      <text:p text:style-name="P3"/>
      <text:p text:style-name="P1"><text:span text:style-name="T1">“well then, you will no doubt be happy to hear that as of this morning your request has been approved. Your application has been revised. You can report to the dorms at your earliest convenience today,” he smiled at her look of relief. “i have to say, it was not easy to get you transfered onto this semester’s list. Your family...”</text:span></text:p>
      <text:p text:style-name="P3"/>
      <text:p text:style-name="P1"><text:span text:style-name="T1">“house,” av interrupted out of habit.</text:span></text:p>
      <text:p text:style-name="P3"/>
      <text:p text:style-name="P1"><text:span text:style-name="T1">“...house, pardon me. Your house had made all of the proper arrangements of course, but specified a later admission date. Your request for early admission, while not impossible, did present some logistic problems coming as it did on such short notice. However, in light of the expense involved in requiring you to wait out until the start of your scheduled term—whether you remained here or returned to angel colony—i was able to have you bumped to the top of the waiting list. It took until the last minute, but you got your slot. Congratulations,” he beamed.</text:span></text:p>
      <text:p text:style-name="P3"/>
      <text:p text:style-name="P1"><text:span text:style-name="T1">“thank you lieutenant mitchel,” she smiled. Over the last few days she had been growing more and more worried that her gamble would not pay off. It had taken almost all of the credit she could scrape together to just to buy a working passage to sol, what little profit she made on that three month journey had barely been enough to pay the rent on the sleeper and file her request for admission status adjustment. Fortunately the accomodations included a meal once a day or she would have starved by now.</text:span></text:p>
      <text:p text:style-name="P3"/>
      <text:p text:style-name="P1"><text:span text:style-name="T1">“no problem, ms. Sinclair. You already have the information packet for this term. That will tell you where to go to get checked in and what the orientation schedule will be,” av nodded, noting the use of the terrestrial versian of her father’s clan name. Lieutenant mitchel cleared his throat and went on, “you have a busy week ahead of you. When you get yourself settled in please call my office and see if you can get an appointment to see me before monday. If we don’t get together by then, you’re going to be on your own to figure things out for a few weeks. I promise you, that won’t be fun.”</text:span></text:p>
      <text:p text:style-name="P3"/>
      <text:p text:style-name="P3">Av signed off, and sighed deeply as the interior illumination dropped to phospher afterglow. So far so good. For a while it had looked as if her hopes were in vain. Of course, until she had checked in, there was still a chance that the other call would catch up with her. That thought was sufficient motivation fo brave the chill of the corridor. Av released the catch and slithered out through the access at the foot of her compartment. The hexagonal arrangement of the cells was predictably disturbing, but familiar to anyone who had worked in the abyss. As was the neccessity of having to dress and undress out in the corridor. Av slipped into a kimono, provided by the hotel to guests who would otherwise end up stalking naked between sleepers and the facilities at all hours of the day and night. After checking the lock, she turned from the acces to her cell and followed the corridor to the washroom. Her path led her out of the dark confines of the sleeper block out onto an upperlevel balcony of the terraced atrium that was the real attraction of this hotel.</text:p>
      <text:p text:style-name="P3"/>
      <text:p text:style-name="P3">She stopped to soak in the view, combing out her braid with her fingers as she leaned over the railing to peer into the artificial chasm. Even this early, swarms of bodies were negotiating the layers and tunnels of this man made hive. After scanning the familiar features of fountains, waterfalls, gardens, arbors, and sculptures, av turned away from the railing and continued. As always, there were a handful of tourists who stared at her as she negotiated the lightly crowded corridors. By way of her father’s mother—a quarter japanese, a quarter irish, and half scots—av was one quarter terran. The rest of her was pure exotic, as her most distinctive feature boldly advertised. To say that her hair was red, was perhaps an understatement. Ajean and terrestrial genes had combined in her to produce hair the precise color of freshly spilled blood. A mystery of genetics almost as hard to explain as the origins of the exotic races, and their human compatible genome. In the eight hundred years since terrans had first set foot on ajea, no firm hypothysis had been submitted on either side.</text:p>
      <text:p text:style-name="P4"/>
      <text:p text:style-name="P4">while avon was a loving parent, she was also very private about her history. av understood that she was recognized as avon’ea, the daughter-self of avon. alien as that concept was to the humans she grew up with, she had accustomed herself to it before she could speak. but inspite of the rapport they shared, av had never really known much about the woman who had given her birth, and in whose image she had been conceived. it was a neccessary exclusion given the truth avon hid from her. av was conceived by annae and aeph, and implanted in avon by aea medical personnel. a decision reached when it was discovered—to the shock of all involved—that av was not only genetically identical to avon, by some twist of nature, she was avon. not to mention that her mother and father had been caught between an ancient law forbidding the conception of a child between members of their ancient bloodlines and new laws that made abortion a capital crime. the combined implications were viewed as reason enough to justify a little revision of the truth. avon, annae, and aeph conspired to obscure av’s origins, from her as well as the world, creating an alternate, and ironically true, history of av and her mother. like all good lies, it was built on a foundation of truth.</text:p>
      <text:p text:style-name="P4"/>
      <text:p text:style-name="P4">Anathnae made the deal with the aea to have av’s embryo transplanted into avon, offering the aea access to an avon embryo for the first time in history. the procedure involved removing the embryo from her body, to be force-twinned. as a result of this procedure the embryo became a registered citizen and genetic donor parent. the aea technicians acceeded to her request to obscure the mechanics of these transactions, as part of their original agreement to get access to the embryo. </text:p>
      <text:p text:style-name="P4"/>
      <text:p text:style-name="P4">avon had commanded that they all be seperated from one another for the pregnancy and formative years. av’s mother and father had been forced to accept that as the consequence of their act. she was av aealyn, he was va aesalyn, and if the covenant had been right, they would have destroyed each other. avon assured them that there was still a chance of that until the child developed its own identity. it was hard on annae, but the life she had conceived should never have existed. understanding what she had conceived, protecting the child became the most important thing in her life.</text:p>
      <text:p text:style-name="P4"/>
      <text:p text:style-name="P4">avon perhaps believed that her secret was safe. unfortunately there were records the technicians had not known about. records that verified the origin and transfer of av’s embryo, included with the draft embryo harvested during the operation. embryo transplantation was a form of legal adoption in the aea, and the certification of both paternal and maternal dna was an automatic part of the “confidential” records the lab kept; two things which citizens were never informed about. av was a registered citizen of the aea before avon even applied to the branch academies. in the application process, avon was drafted, and a conflicting draft record triggered a high level security flag. the anomoly came to the attention of a naval intelligence agency. naval intelligence assigned long term assets to resolve the apparent paradox of the case.</text:p>
      <text:p text:style-name="P4"/>
      <text:p text:style-name="P4">assets within the aea intelligence community came in to possession of the navy’s intelligence, and certain other facts regarding av’s pecularity. the intelligence on her came under consideration for potential use in a long range program to subborn the avon leadership. av was flagged as a pawn who could become queen. the initial move, causing av to be recognized as the heir apparent to the avon’dai, would provoke a religious controversy that intimately threatened some of the most powerful houses on ajea. indirectly, av’s very life would be shattered by the persecution brought on by disclosure of her forbidden conception. </text:p>
      <text:p text:style-name="P4"/>
      <text:p text:style-name="P4">av was unwittingly prepared for the role assigned to her by the hidden conspiritors. the immense terran influence of her upbringing was initially seen as an assurance that in the long run, when she became avon’dai, she would transmit her terran ideals throughout her native culture. only a perceived necessity that, in order to maneouver her into that future role, she would have to be carefully indoctrinated in avon culture prevented them from arranging for av to become legally seperated from avon. subtler influences were employed to off-set her native influences. inevitably, they would expose av to direct influence at a later date. by the time her biology forced her to return to ajea, the buld of the ground work had already been done. av never knew, and she believed herself to share the beliefs of her people, not even realizing what a perfect forgery of an avon’ai she was.</text:p>
      <text:p text:style-name="P4"/>
      <text:p text:style-name="P4">avon vea never suspected a thing, but the demon within her knew the identity of her true parents. a secret about her which would be revealed to her in tegal. he acquired the information by shadowing av and other paths, using them as cover to hack into everything, for no other reason than that was the only outlet the demon had from within av’s unconscious. </text:p>
      <text:p text:style-name="P4"/>
      <text:p text:style-name="P4">avon was known for appearing out of nowhere, finding her way across the threshold from the wilds. when her affinity for a gate, the danh of tegal, was discovered, it was assumed that she had passed from that gate to the one at aodeth. It was also assumed that she descendended from the avara line that once held that domain. one of the last heirs to tegal was known to have gone wild. she was proclaimed a true descendant of ava’je’ara’vai kume. as the only child of the mysterious avon who had won title to the domain of ava, tegal ni’hayr, av had always had an heir’s options in ajean’n society. but, in order to earn the rights and status of an exotic adult, she had to master the essential arts of her people, and confront her legacy. ironically, in order to set foot on earth, to even enter the academy, she had to forsake most of the psionic ability on which her hard won art depended. it was a sacrafice at best, but it was further complicated by the truth of her heritage. </text:p>
      <text:p text:style-name="P4"/>
      <text:p text:style-name="P4">avon could not have known her name until av was promised, so avon has remained unpromised, hence the adherence of “avon”, to her <text:s/>own, and av’s names. though she thought of it as he mother’s name, av was used to being called avon as well. as a child, she thought it was a family nickname, a dimunization of her name. avonvea could be reduced to avon instead of anvea. It was possible. however, it was not true. all that time, when they had been calling her avon, they had not been referring to who she was, they had been referring to what she was. an alien too human for comfort. ironically, the usage derived from her own people. it was the proper pronoun by which all avon’ai may be personally addressed. it is the name of no one, applicable to anyone. of course, it has the semantic equivalent of “cat” or “dog”. ironically, it is this, in addition to her mother’s RENOWN, which has earned avon a following, promoting her for the mantle of avon’dai. avon’s claim to tegal was never confirmed, except in trust to her descendants. her position allowed her to assume regency, and reside at tegal niar. but she proceeded with caution. The last avara descendant to attempt to claim tegal before avon, annae’s grandmother, was assassinated before avon’s was recognized as a potential heir. in spite of her wariness, when avon tried to take up residence there five years after av’s birth, they were ambushed. it was a massacre, which in one night almost wiped out the newly formed household. A witness and almost the only survivor, av was rescued from a catacomb airshaft, days after the slaughter. and of the children present only av survived. she suffered devestating multiple-traumas—witnessing the massacre, her mind was into full rapport with her friends’ during their deaths. her best friend was hacked to peices before her eyes, and her friend’s brother was paralyzed protecting av from a fall down a catacomb airshaft as they fled the slaughter. they were trapped for days, and he died in her arms. </text:p>
      <text:p text:style-name="P4"/>
      <text:p text:style-name="P4">before she was rescued one of the slayers tracked her down and assaulted her. power she did not know she possessed came to her defense, memories of that moment of terror ended up repressed to depths reached only by her darkest nightmares. the dead bodies of her friend’s brother and her attacker were both entangled in hers when they found her. av had retreated from the world in the long hours after her final trauma before her eventual rescue. much of her recovery was spent observing events from a new perspective outside of herself. as the healing process progressed, she gradually reseated her mind in her body. </text:p>
      <text:p text:style-name="P4"/>
      <text:p text:style-name="P4">av never questioned the origin of this second attention. eventually, she took it for granted. she joked about her “imaginary” friend, well aware that however convincing, it was her will behind the words of her intimate companion. cat, of course, played along. av remained locked into total autistic shock followed by traumatic flashbacks and nightmares that plagued her recovery even after her return to her creche environment after her naming, which was two years after the tragedy, and did not fully recover until her mother removed her off world. in spite of various pressures, avon and av shied away from voluntarily pursuing their claims for eleven ao’ajean years. </text:p>
      <text:p text:style-name="P4"/>
      <text:p text:style-name="P4">av had hotly refused to accompany her mother on later visits to ajea—which contributed to the consequences of her childhood tragedy remaining overlooked. the truth of her assault and instinctive defense remained locked deep within her, shrouded by oblivion. recurring nightmares and traumatic flashbacks guarded the few doors into the depths of her mind, obscuring memories crucial to her perceivable self. av herself had adapted to her emotional scars, and endured them privately. the perverted aspect of her identity would wait for the future—her return for av’yn—to unfold. av grew up experiencing very little of her native culture, essentially, only what filtered through her jen schooling. her ambition to follow her mother in an aegis centered career, lead her into academy prep school where she showed exceptional promise. the only catch was, before her mother would allow her to enter the academy, she had to return with her to ao’ajea for a rite of passage. her understanding of the rite was limited, but she knew that the ordeal was sexual in nature, why else would it have earned the pseudonym “mating season”? </text:p>
      <text:p text:style-name="P4"/>
      <text:p text:style-name="P4"><text:tab/><text:tab/></text:p>
      <text:p text:style-name="P4"/>
      <text:p text:style-name="P4"/>
      <text:p text:style-name="P4">events detailed here in are possible influences in av’s life. as they appear here, they have no say on actual events. these are just ideas. those that merit real attention will be drawn out and realized elsewhere. where an idea is confirmed in actual events, it is highlighted, but otherwise unaltered. apparent order, in terms of presentation of ideas here, are only faintly suggestive of causal relaitonships. as far as av is concerned what lies herein is the stuff of dreams. </text:p>
      <text:p text:style-name="P4"/>
      <text:p text:style-name="P4">assets within the aea intelligence community came in to possession of certain facts regarding av’s pecularity. consideration of this intelligence led to a long range program to subborn the avon leadership. av was selected as the pawn who would become queen. the initial move, causing av to be recognized as the heir apparent to the avon’dai, provokes a religious controversy that threatens some of the most powerful houses on ajea. indirectly, av’s very life is shattered by the persecution brought on by disclosure of her forbidden conception. </text:p>
      <text:p text:style-name="P4"/>
      <text:p text:style-name="P4">av was unwittingly prepared for the role assigned to her by the hidden conspiritors. the immense terran influence of her upbringing was initially seen as an assurance that in the long run, when she became avon’dai, she would transmit her terran ideals throughout her native culture. but in order to maneouver her into that future role, she had to be carefully indoctrinated in avon culture. by the time her biology forced their hand, she believed herself to share the beliefs of her people, not even realizing what a perfect forgery of an avon’ai she was.</text:p>
      <text:p text:style-name="P4"/>
      <text:p text:style-name="P4">avon vea, or av, was born to an avon bereft of a name, while avon was a loving parent, she was also very private about her history. </text:p>
      <text:p text:style-name="P4"/>
      <text:p text:style-name="P4">her true mother had been born female. ideally, her sex did not diminish her promise, but realistically, it placed her at a disadvantage. in spite of the fact that all individuals had the same opportunities in avon society, a female had almost no chance to attain the ranks of ideals and uniques. it was this fear that drove anathnae to pursue her naval career. almost as soon as she had conceived and given birth to herself, she left, leaving her daughter-self to fulfill the obligations of her heritage and sex. she was an outstanding cadet at the academy.</text:p>
      <text:p text:style-name="P4"/>
      <text:p text:style-name="P4">anathnae was an ensign in the aean (the aegis of the establishments’ association navy) on active duty, when she confronted an unexpected pregnancy. anathnae had made an honest mistake. unless certain measures were taken, avon normally were not fertile with humans. unfortunately, her new lover was not human. her second pregnancy threatened to destroy her dreams of independance, but what she learned about the father forced her to accept the consequences. he was va aesalyn. each of them had made the same assumption, that they had coupled with a human, so neither had thought of the covenant, nor of contraception. and if the covenant had been right, they would have destroyed each other. the life she had conceived should never have existed. understanding what she had conceived, it became the most important thing in her life.</text:p>
      <text:p text:style-name="P4"/>
      <text:p text:style-name="P4">anathnae was transferred from her post without comment, when she revealed her condition. her lover, the father of her triplets, remained behind, and would advance in his career while she waited out the pregnancy in limbo. he was never enlightened to the cause of his love’s transfer, nor of the fruits of their labor. he could not be told. what they had done was a capital crime among their people, and ignorance was the only protection she could offer him. </text:p>
      <text:p text:style-name="P4"/>
      <text:p text:style-name="P4">Anathnae made a deal with the aea to prevent the children’s paternity from being discovered, offering the aea access to avon embroys for the first time in history. the procedure involved removing the embryos from her body, to be force-twinned. as a result of this procedure the three embryos each became registered citizens and genetic donor parents. anathnae took advantage of embryo-stasis to stagger the births of the triplets, delaying the birth of each one in turn just enough for her body to recover. the aea acceeded to her request to obscure the mechanics of these transactions, as part of their original agreement to get access to the embryos. as soon as she was able, she returned to her career while her children were raised in a navy creche. (part boarding school part foster home)</text:p>
      <text:p text:style-name="P4"/>
      <text:p text:style-name="P4">the triplets were born male, androgynous female and female. they were raised as single parent navy brats. they spent part of their time in a creche school with visitations by their mother when she was on leave, and they shared vacations. when av was five years old, they went to their mother’s native home for her brother’s naming. during their stay, they were caught up in a massacre, and of the three only av survived. she suffered devestating multiple-traumas—witnessing the massacre, her mind was in full rapport with her siblings during their deaths. her sister was hacked to peices before her eyes, and her brother paralyzed protecting her from a fall down a catacomb airshaft as they fled the slaughter. they were trapped for days, and he died in her arms. before she was rescued one of the slayers tracked her down and assaulted her. power she did not know she possessed came to her defense, but memories of that moment of terror ended up repressed to depths reached only by her darkest nightmares. the dead bodies of her brother and her attacker were both entangled in hers when they found her. av spent more than a year in autistic shock, followed by traumatic flashbacks and nightmares plaguing her recovery even after her return to her creche environment after her naming two years after the tragedy. </text:p>
      <text:p text:style-name="P4"/>
      <text:p text:style-name="P4">av refused to accompany her mother on later visits to ajea and grew up understanding very little of her native culture, essentially, only what filtered through her jen schooling. her ambition to follow her mother in a military career, lead her into academy prep school where she showed exceptional promise. the only catch was, before her mother would allow her to enter the academy, she had to return with her to ao’ajea for a rite of passage. her understanding of the rite was limited, but she knew that the ordeal was sexual in nature, why else would it have earned the pseudonym “mating season”? </text:p>
      <text:p text:style-name="P4"/>
      <text:p text:style-name="P4">the consequences of her childhood tragedy that were overlooked endured as the substance of av’s personal mystery. the truth of her conception, her mother’s secret, was not revelaed to av, though it was presented to the reader bare of its full implications. the truth of her exact relationship to her dead brother and sister remained locked in the death experiences of each, deep within her nightmares. these aspects of her identity would wait for the future to unfold. those doors were guarded by oblivion, shrouded in nightmares and traumatic flashbacks—and also obscuring memories crucial to her perceivable self. </text:p>
      <text:p text:style-name="P4"/>
      <text:p text:style-name="P4">av had retreated from the world in the long hours after her final trauma before her eventual rescue. much of her recovery was spent observing events from a new perspective outside of herself. as the healing process progressed, she gradually reseated her mind in her body. av never questioned the origin of this second attention. eventually, she took it for granted. she joked about her “imaginary” friend, well aware that however convincing, it was her will behind the words of her intimate companion. cat, of course, played along. when av was in danger of being raped, both physically and mentally, cat was no longer playing. while cat defended her mind, av found herself standing outside of herself, a witness to her own rape. that was how av discovered that she had a guardian angel.</text:p>
      <text:p text:style-name="P4"/>
      <text:p text:style-name="P4">when her enemies upped the stakes, av was driven in defeat from an external threat to her identity, into the arms of an internal threat to her identity. she learned that her her identity, her mind and soul, were shared by ninteen identical twins derived from the same embryo, her embryo. in the company of angels, she mused, av learned where her guardian angel came from. there once had been twenty of these other selves, but one of them had been driven out of her body by a demon that av had swallowed that dark night in the catacombs. as an expression of av’s will, the freed spirit had been drawn to av, and when av had withdrawnn from herself in traumatic shock, it had taken residence in her body both to preserve that body, and to preserve the injured mind of av. by the time av had healed enough to return to herself, it had become an intimate part of herself, a second attention, and a bridge between her embodies selves. these other selves, living and growing together in rapport, realized that they were all the same person, and that one of them lived apart from them, the one from whom they all derived.</text:p>
      <text:p text:style-name="P4"/>
      <text:p text:style-name="P4">av’s second attention, the retreat that allowed her to stand outside of herself when her own body was stolen, was also a means for her slip twins to visit and observe her in the common personna of cat. her childhood invisible friend. until necessity forced her into this position, and av confronted the fact that cat was not just an imaginary friend, she could not begin to realize who and what she truly was. accepting the revelation of her many selves, would only be the beginning. two important parts of her died in the massacre, and those deaths barred her from the recognizing the extension of herself into the bodies and minds of male and androgyne female selves. it is a wall of oblivion that scars her soul. but those selves are known to her female selves, as time would show.</text:p>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vid Roberson</meta:initial-creator>
    <meta:creation-date>2005-11-19T21:34:25</meta:creation-date>
    <dc:creator>David Roberson</dc:creator>
    <dc:date>2005-11-19T23:56:59</dc:date>
    <dc:language>en-US</dc:language>
    <meta:editing-cycles>3</meta:editing-cycles>
    <meta:editing-duration>PT1H50M27S</meta:editing-duration>
    <meta:user-defined meta:name="Info 1"/>
    <meta:user-defined meta:name="Info 2"/>
    <meta:user-defined meta:name="Info 3"/>
    <meta:user-defined meta:name="Info 4"/>
    <meta:document-statistic meta:table-count="0" meta:image-count="0" meta:object-count="0" meta:page-count="11" meta:paragraph-count="91" meta:word-count="7863" meta:character-count="44370"/>
  </office:meta>
</office:document-meta>
</file>